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2">
      <style:paragraph-properties style:snap-to-layout-grid="false"/>
      <style:text-properties fo:font-size="10pt" fo:font-weight="bold" style:font-size-asian="10pt" style:font-weight-asian="bold"/>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30"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1"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2"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39in" draw:visible-area-height="0.8941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6"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6" text:outline-level="1">Loopback Interface aktivieren, Code in io.c und io.h umstrukturiert</text:h>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Tagnamen als Kommentar für Grafikparsing, Javascript optimiert</text:h>
          </table:table-cell>
          <table:covered-table-cell/>
          <table:table-cell table:style-name="Table2.D3" office:value-type="float" office:value="4">
            <text:h text:style-name="P25" text:outline-level="1">4</text:h>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Debugging: .css und .js Dateien werden nicht immer korrekt nachgeladen</text:h>
          </table:table-cell>
          <table:covered-table-cell/>
          <table:table-cell table:style-name="Table2.D3" office:value-type="float" office:value="1">
            <text:h text:style-name="P25" text:outline-level="1">1</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2"/>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1"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Testkonzept für Webinterface erweitert, Load Testing Tool &amp; Fuzzig Tool gesucht</text:h>
          </table:table-cell>
          <table:covered-table-cell/>
          <table:table-cell table:style-name="Table2.D3" office:value-type="float" office:value="1.5">
            <text:h text:style-name="P25" text:outline-level="1">1.5</text:h>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Logging in File implementiert, Makefile reorganisiert, Grafik &amp; logging Ein/Ausschaltbar per define in setup.h,SSI Tag Doku</text:h>
          </table:table-cell>
          <table:covered-table-cell/>
          <table:table-cell table:style-name="Table2.D3" office:value-type="float" office:value="4">
            <text:h text:style-name="P27" text:outline-level="1">4</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29" text:outline-level="1">Dokumenation SSIParam und Logging Funktionen, Debugging, Besprechung</text:h>
          </table:table-cell>
          <table:covered-table-cell/>
          <table:table-cell table:style-name="Table2.D26" office:value-type="float" office:value="3">
            <text:h text:style-name="P25" text:outline-level="1">3</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0"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2"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Doxygen Dokumentation für logging, comtask und cgi/ssi</text:h>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39in" draw:visible-area-height="0.8941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8.odt</text:file-name></text:span><text:span text:style-name="MT3"><text:tab/><text:tab/></text:span><text:span text:style-name="MT3"><text:date style:data-style-name="N30" text:date-value="2010-02-04T12:44:21">04.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04T12:44:21</dc:date>
    <meta:print-date>2000-12-19T15:31:00</meta:print-date>
    <meta:editing-cycles>72</meta:editing-cycles>
    <meta:generator>OpenOffice.org/3.1$Unix OpenOffice.org_project/310m19$Build-9420</meta:generator>
    <meta:editing-duration>PT08H15M23S</meta:editing-duration>
    <meta:document-statistic meta:table-count="5" meta:image-count="0" meta:object-count="1" meta:page-count="2" meta:paragraph-count="82" meta:word-count="259" meta:character-count="1931"/>
    <meta:user-defined meta:name="Info 1"/>
    <meta:user-defined meta:name="Info 2"/>
    <meta:user-defined meta:name="Info 3"/>
    <meta:user-defined meta:name="Info 4"/>
  </office:meta>
</office:document-meta>
</file>